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</style:style>
    <style:style style:name="ce3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/>
    </style:style>
    <style:style style:name="ce4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/>
    </style:style>
    <style:style style:name="ce5" style:family="table-cell" style:parent-style-name="Default" style:data-style-name="N0">
      <style:table-cell-properties fo:border="2pt solid #A3A3A3" style:vertical-align="middle" fo:wrap-option="wrap"/>
    </style:style>
    <style:style style:name="ce6" style:family="table-cell" style:parent-style-name="Default" style:data-style-name="N0">
      <style:table-cell-properties fo:border-top="2pt solid #A3A3A3" fo:border-bottom="none" fo:border-left="2pt solid #A3A3A3" fo:border-right="2pt solid #A3A3A3" style:vertical-align="middle" fo:wrap-option="wrap"/>
    </style:style>
    <style:style style:name="ce7" style:family="table-cell" style:parent-style-name="Default" style:data-style-name="N0">
      <style:table-cell-properties fo:border-top="none" fo:border-bottom="2pt solid #A3A3A3" fo:border-left="2pt solid #A3A3A3" fo:border-right="2pt solid #A3A3A3" style:vertical-align="middle" fo:wrap-option="wrap"/>
    </style:style>
    <style:style style:name="ce8" style:family="table-cell" style:parent-style-name="Default" style:data-style-name="N0">
      <style:table-cell-properties fo:border="2pt solid #A3A3A3" style:vertical-align="middle" fo:wrap-option="wrap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3.2pt" style:use-optimal-row-height="true" fo:break-before="auto"/>
    </style:style>
    <style:style style:name="ro4" style:family="table-row">
      <style:table-row-properties style:row-height="29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number-rows-repeated="2" table:style-name="ro1">
          <table:table-cell table:number-columns-repeated="2" table:style-name="ce2"/>
          <table:table-cell table:number-columns-repeated="16382" table:style-name="ce1"/>
        </table:table-row>
        <table:table-row table:style-name="ro2">
          <table:table-cell table:number-columns-repeated="2" table:style-name="ce2"/>
          <table:table-cell table:number-columns-repeated="16382" table:style-name="ce1"/>
        </table:table-row>
        <table:table-row table:style-name="ro3">
          <table:table-cell office:value-type="string" table:style-name="ce3">
            <text:p>Mitarbeiter und Lernende</text:p>
          </table:table-cell>
          <table:table-cell office:value-type="string" table:style-name="ce3">
            <text:p>Hosts</text:p>
          </table:table-cell>
          <table:table-cell office:value-type="string" table:number-columns-spanned="1" table:number-rows-spanned="2" table:style-name="ce8">
            <text:p>Switches</text:p>
          </table:table-cell>
          <table:table-cell office:value-type="string" table:number-columns-spanned="1" table:number-rows-spanned="2" table:style-name="ce8">
            <text:p>Access Points</text:p>
          </table:table-cell>
          <table:table-cell office:value-type="string" table:number-columns-spanned="1" table:number-rows-spanned="2" table:style-name="ce8">
            <text:p>Drucker</text:p>
          </table:table-cell>
          <table:table-cell office:value-type="string" table:number-columns-spanned="1" table:number-rows-spanned="2" table:style-name="ce8">
            <text:p>Router</text:p>
          </table:table-cell>
          <table:table-cell office:value-type="string" table:style-name="ce3">
            <text:p>Broadcast und Netz-ID</text:p>
          </table:table-cell>
          <table:table-cell office:value-type="string" table:number-columns-spanned="1" table:number-rows-spanned="2" table:style-name="ce8">
            <text:p>Zusatz</text:p>
          </table:table-cell>
          <table:table-cell office:value-type="string" table:number-columns-spanned="1" table:number-rows-spanned="2" table:style-name="ce8">
            <text:p>Total</text:p>
          </table:table-cell>
          <table:table-cell table:number-columns-repeated="16375"/>
        </table:table-row>
        <table:table-row table:style-name="ro4">
          <table:table-cell office:value-type="string" table:style-name="ce4">
            <text:p>(Handy und Laptop)</text:p>
          </table:table-cell>
          <table:table-cell table:style-name="ce4"/>
          <table:covered-table-cell/>
          <table:covered-table-cell/>
          <table:covered-table-cell/>
          <table:covered-table-cell/>
          <table:table-cell table:style-name="ce4"/>
          <table:covered-table-cell/>
          <table:covered-table-cell/>
          <table:table-cell table:number-columns-repeated="16375"/>
        </table:table-row>
        <table:table-row table:style-name="ro4">
          <table:table-cell office:value-type="string" table:style-name="ce5">
            <text:p>44 IP-Adressen</text:p>
          </table:table-cell>
          <table:table-cell office:value-type="float" office:value="44" table:style-name="ce5">
            <text:p>44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60" table:formula="of:=SUM([.B6:.H6])" table:style-name="ce5">
            <text:p>60</text:p>
          </table:table-cell>
          <table:table-cell table:number-columns-repeated="16375"/>
        </table:table-row>
        <table:table-row table:number-rows-repeated="104857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924</meta:generator>
    <meta:initial-creator>Tomai Noe Timur</meta:initial-creator>
    <dc:creator>Tomai Noe Timur</dc:creator>
    <meta:creation-date>2023-11-24T09:14:31Z</meta:creation-date>
    <dc:date>2023-11-24T10:41:56Z</dc:date>
    <meta:editing-duration>PT0S</meta:editing-duration>
  </office:meta>
</office:document-meta>
</file>